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C7CE" style:repeat-content="false"/>
      <style:paragraph-properties fo:text-align="center"/>
      <style:text-properties fo:color="#9C000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C6EFCE" style:repeat-content="false"/>
      <style:paragraph-properties fo:text-align="center"/>
      <style:text-properties fo:color="#006100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B2B2B2" style:vertical-align="automatic" fo:background-color="#FFFFCC" style:repeat-content="false"/>
      <style:paragraph-properties fo:text-align="center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CC99" style:repeat-content="false"/>
      <style:paragraph-properties fo:text-align="center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C7CE" style:repeat-content="false"/>
      <style:paragraph-properties fo:text-align="center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C6EFCE" style:repeat-content="false"/>
      <style:paragraph-properties fo:text-align="center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6466666666667cm"/>
    </style:style>
    <style:style style:name="co2" style:family="table-column">
      <style:table-column-properties fo:break-before="auto" style:column-width="13.8641666666667cm"/>
    </style:style>
    <style:style style:name="co3" style:family="table-column">
      <style:table-column-properties fo:break-before="auto" style:column-width="18.0128333333333cm"/>
    </style:style>
    <style:style style:name="co4" style:family="table-column">
      <style:table-column-properties fo:break-before="auto" style:column-width="1.62983333333333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9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22" table:default-cell-style-name="ce1"/>
        <table:table-column table:style-name="co5" table:number-columns-repeated="99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office:annotation draw:style-name="a2" svg:x="2.175in" svg:y="0.3in" svg:width="15.225in" svg:height="0.55in">
              <dc:creator/>
              <text:p>2016 total CO2 emissions(million metric tons)</text:p>
              <text:p><text:s/>-Dorin Novac</text:p>
            </office:annotation>
            <text:p>Country:</text:p>
          </table:table-cell>
          <table:table-cell office:value-type="string" table:style-name="ce3">
            <text:p>2016 total CO2 emissions(million metric tons)</text:p>
          </table:table-cell>
          <table:table-cell office:value-type="string" table:style-name="ce4">
            <text:p>2016 per capita <text:s/>emissions from fuel combustion (metric tons)</text:p>
          </table:table-cell>
          <table:table-cell office:value-type="string" table:style-name="ce5">
            <text:p>World Percentage(%)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hina</text:p>
          </table:table-cell>
          <table:table-cell office:value-type="float" office:value="9056.7999999999993" table:style-name="ce7">
            <text:p>9056.8</text:p>
          </table:table-cell>
          <table:table-cell office:value-type="float" office:value="6.4" table:style-name="ce7">
            <text:p>6.4</text:p>
          </table:table-cell>
          <table:table-cell office:value-type="float" office:value="29" table:style-name="ce7">
            <text:p>29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United States</text:p>
          </table:table-cell>
          <table:table-cell office:value-type="float" office:value="4833.1000000000004" table:style-name="ce7">
            <text:p>4833.1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India</text:p>
          </table:table-cell>
          <table:table-cell office:value-type="float" office:value="2076.8000000000002" table:style-name="ce7">
            <text:p>2076.8</text:p>
          </table:table-cell>
          <table:table-cell office:value-type="float" office:value="1.6" table:style-name="ce7">
            <text:p>1.6</text:p>
          </table:table-cell>
          <table:table-cell office:value-type="float" office:value="7" table:style-name="ce7">
            <text:p>7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Russian Federation</text:p>
          </table:table-cell>
          <table:table-cell office:value-type="float" office:value="1438.6" table:style-name="ce7">
            <text:p>1438.6</text:p>
          </table:table-cell>
          <table:table-cell office:value-type="float" office:value="9.9" table:style-name="ce7">
            <text:p>9.9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Japan</text:p>
          </table:table-cell>
          <table:table-cell office:value-type="float" office:value="1147.0999999999999" table:style-name="ce7">
            <text:p>1147.1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Germany</text:p>
          </table:table-cell>
          <table:table-cell office:value-type="float" office:value="731.6" table:style-name="ce7">
            <text:p>731.6</text:p>
          </table:table-cell>
          <table:table-cell office:value-type="float" office:value="8.9" table:style-name="ce7">
            <text:p>8.9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outh Korea</text:p>
          </table:table-cell>
          <table:table-cell office:value-type="float" office:value="589.20000000000005" table:style-name="ce7">
            <text:p>589.2</text:p>
          </table:table-cell>
          <table:table-cell office:value-type="float" office:value="11.6" table:style-name="ce7">
            <text:p>11.6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Islamic Republic of Iran</text:p>
          </table:table-cell>
          <table:table-cell office:value-type="float" office:value="563.4" table:style-name="ce7">
            <text:p>563.4</text:p>
          </table:table-cell>
          <table:table-cell office:value-type="float" office:value="7.1" table:style-name="ce7">
            <text:p>7.1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Canada</text:p>
          </table:table-cell>
          <table:table-cell office:value-type="float" office:value="540.79999999999995" table:style-name="ce7">
            <text:p>540.8</text:p>
          </table:table-cell>
          <table:table-cell office:value-type="float" office:value="14.9" table:style-name="ce7">
            <text:p>14.9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audi Arabia</text:p>
          </table:table-cell>
          <table:table-cell office:value-type="float" office:value="527.20000000000005" table:style-name="ce7">
            <text:p>527.2</text:p>
          </table:table-cell>
          <table:table-cell office:value-type="float" office:value="16.3" table:style-name="ce7">
            <text:p>16.3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Indonesia</text:p>
          </table:table-cell>
          <table:table-cell office:value-type="float" office:value="454.9" table:style-name="ce7">
            <text:p>454.9</text:p>
          </table:table-cell>
          <table:table-cell office:value-type="float" office:value="1.7" table:style-name="ce7">
            <text:p>1.7</text:p>
          </table:table-cell>
          <table:table-cell office:value-type="float" office:value="2" table:style-name="ce7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Mexico</text:p>
          </table:table-cell>
          <table:table-cell office:value-type="float" office:value="445.5" table:style-name="ce7">
            <text:p>445.5</text:p>
          </table:table-cell>
          <table:table-cell office:value-type="float" office:value="3.6" table:style-name="ce7">
            <text:p>3.6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Brazil</text:p>
          </table:table-cell>
          <table:table-cell office:value-type="float" office:value="416.7" table:style-name="ce7">
            <text:p>416.7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South Africa</text:p>
          </table:table-cell>
          <table:table-cell office:value-type="float" office:value="414.4" table:style-name="ce7">
            <text:p>414.4</text:p>
          </table:table-cell>
          <table:table-cell office:value-type="float" office:value="7.4" table:style-name="ce7">
            <text:p>7.4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Australia</text:p>
          </table:table-cell>
          <table:table-cell office:value-type="float" office:value="392.4" table:style-name="ce7">
            <text:p>392.4</text:p>
          </table:table-cell>
          <table:table-cell office:value-type="float" office:value="16.2" table:style-name="ce7">
            <text:p>16.2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United Kingdom</text:p>
          </table:table-cell>
          <table:table-cell office:value-type="float" office:value="371.1" table:style-name="ce7">
            <text:p>371.1</text:p>
          </table:table-cell>
          <table:table-cell office:value-type="float" office:value="5.6" table:style-name="ce7">
            <text:p>5.6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Turkey</text:p>
          </table:table-cell>
          <table:table-cell office:value-type="float" office:value="338.8" table:style-name="ce7">
            <text:p>338.8</text:p>
          </table:table-cell>
          <table:table-cell office:value-type="float" office:value="4.2" table:style-name="ce7">
            <text:p>4.2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Italy</text:p>
          </table:table-cell>
          <table:table-cell office:value-type="float" office:value="325.7" table:style-name="ce7">
            <text:p>325.7</text:p>
          </table:table-cell>
          <table:table-cell office:value-type="float" office:value="5.4" table:style-name="ce7">
            <text:p>5.4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Poland</text:p>
          </table:table-cell>
          <table:table-cell office:value-type="float" office:value="293.10000000000002" table:style-name="ce7">
            <text:p>293.1</text:p>
          </table:table-cell>
          <table:table-cell office:value-type="float" office:value="7.7" table:style-name="ce7">
            <text:p>7.7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France</text:p>
          </table:table-cell>
          <table:table-cell office:value-type="float" office:value="292.89999999999998" table:style-name="ce7">
            <text:p>292.9</text:p>
          </table:table-cell>
          <table:table-cell office:value-type="float" office:value="4.5" table:style-name="ce7">
            <text:p>4.5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8">
            <text:p>Average per country</text:p>
          </table:table-cell>
          <table:table-cell office:value-type="float" office:value="1262.5050000000001" table:formula="of:=AVERAGE([.B2:.B21])" table:style-name="ce7">
            <text:p>1262.505</text:p>
          </table:table-cell>
          <table:table-cell office:value-type="float" office:value="7.9499999999999984" table:formula="of:=AVERAGE([.C2:.C21])" table:style-name="ce7">
            <text:p>7.95</text:p>
          </table:table-cell>
          <table:table-cell office:value-type="float" office:value="4.0999999999999996" table:formula="of:=AVERAGE([.D2:.D21])" table:style-name="ce7">
            <text:p>4.1</text:p>
          </table:table-cell>
          <table:table-cell table:number-columns-repeated="16380"/>
        </table:table-row>
        <table:table-row table:number-rows-repeated="2" table:style-name="ro3">
          <table:table-cell table:number-columns-repeated="16384" table:style-name="ce1"/>
        </table:table-row>
        <table:table-row table:style-name="ro3">
          <table:table-cell office:value-type="string" table:style-name="ce9">
            <text:p>Continent:</text:p>
          </table:table-cell>
          <table:table-cell office:value-type="string" table:style-name="ce10">
            <text:p>Average of total CO2 emmions(million metric tons) in 2016</text:p>
          </table:table-cell>
          <table:table-cell office:value-type="string" table:style-name="ce11">
            <text:p>Average of per capita <text:s/>emissions from fuel combustion (metric tons) in 2016</text:p>
          </table:table-cell>
          <table:table-cell office:value-type="string" table:style-name="ce12">
            <text:p>Average percentage(%)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Europe</text:p>
          </table:table-cell>
          <table:table-cell office:value-type="float" office:value="575.49999999999989" table:formula="of:=AVERAGE(1438.6; 731.6; 371.1;325.7;293.1;292.9)" table:style-name="ce7">
            <text:p>575.5</text:p>
          </table:table-cell>
          <table:table-cell office:value-type="float" office:value="6.9642857142857153" table:formula="of:=AVERAGE(9.9; 8.9; 4.2; 4.5; 7.95; 7.7; 5.6)" table:style-name="ce7">
            <text:p>6.964285714</text:p>
          </table:table-cell>
          <table:table-cell office:value-type="float" office:value="1.7142857142857142" table:formula="of:=AVERAGE(5; 2; 1; 1; 1; 1; 1)" table:style-name="ce7">
            <text:p>1.714285714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North America</text:p>
          </table:table-cell>
          <table:table-cell office:value-type="float" office:value="1939.8000000000002" table:formula="of:=AVERAGE(4833.1;540.8;445.5)" table:style-name="ce7">
            <text:p>1939.8</text:p>
          </table:table-cell>
          <table:table-cell office:value-type="float" office:value="11.166666666666666" table:formula="of:=AVERAGE(15; 14.9; 3.6)" table:style-name="ce7">
            <text:p>11.16666667</text:p>
          </table:table-cell>
          <table:table-cell office:value-type="float" office:value="6.333333333333333" table:formula="of:=AVERAGE(16; 2; 1)" table:style-name="ce7">
            <text:p>6.333333333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South America</text:p>
          </table:table-cell>
          <table:table-cell office:value-type="float" office:value="416.7" table:formula="of:=AVERAGE(416.7)" table:style-name="ce7">
            <text:p>416.7</text:p>
          </table:table-cell>
          <table:table-cell office:value-type="float" office:value="2" table:formula="of:=AVERAGE(2)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Asia</text:p>
          </table:table-cell>
          <table:table-cell office:value-type="float" office:value="1840.8999999999999" table:formula="of:=AVERAGE(9056.8;2076.8;1147.1;589.2;536.4;527.2;454.9;338.8)" table:style-name="ce7">
            <text:p>1840.9</text:p>
          </table:table-cell>
          <table:table-cell office:value-type="float" office:value="7.6714285714285717" table:formula="of:=AVERAGE(6.4; 1.6; 9; 11.6; 7.1; 16.3; 1.7)" table:style-name="ce7">
            <text:p>7.671428571</text:p>
          </table:table-cell>
          <table:table-cell office:value-type="float" office:value="6.8571428571428568" table:formula="of:=AVERAGE(29; 7; 4; 2; 2; 2; 2)" table:style-name="ce7">
            <text:p>6.857142857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Africa</text:p>
          </table:table-cell>
          <table:table-cell office:value-type="float" office:value="414.4" table:formula="of:=AVERAGE(414.4)" table:style-name="ce7">
            <text:p>414.4</text:p>
          </table:table-cell>
          <table:table-cell office:value-type="float" office:value="7.4" table:style-name="ce7">
            <text:p>7.4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7">
            <text:p>Oceania</text:p>
          </table:table-cell>
          <table:table-cell office:value-type="float" office:value="392.4" table:style-name="ce7">
            <text:p>392.4</text:p>
          </table:table-cell>
          <table:table-cell office:value-type="float" office:value="16.2" table:style-name="ce7">
            <text:p>16.2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table:style-name="ce1">
            <draw:frame draw:z-index="1" draw:id="id0" draw:style-name="a0" draw:name="Chart 1" svg:x="0in" svg:y="0.18736in" svg:width="6.24958in" svg:height="3.86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style-name="ce1">
            <draw:frame draw:z-index="2" draw:id="id1" draw:style-name="a1" draw:name="Chart 2" svg:x="0.71889in" svg:y="0.11458in" svg:width="6.24958in" svg:height="3.86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16" table:style-name="ro3">
          <table:table-cell table:number-columns-repeated="16384"/>
        </table:table-row>
        <table:table-row table:number-rows-repeated="3" table:style-name="ro3">
          <table:table-cell table:number-columns-repeated="16384" table:style-name="ce1"/>
        </table:table-row>
        <table:table-row table:number-rows-repeated="6" table:style-name="ro3">
          <table:table-cell table:style-name="ce13"/>
          <table:table-cell table:number-columns-repeated="16383"/>
        </table:table-row>
        <table:table-row table:number-rows-repeated="7" table:style-name="ro3">
          <table:table-cell table:number-columns-repeated="16384" table:style-name="ce1"/>
        </table:table-row>
        <table:table-row table:number-rows-repeated="936" table:style-name="ro3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Dorin Novac</meta:initial-creator>
    <dc:creator>Dorin Novac</dc:creator>
    <meta:creation-date>2019-10-16T02:10:45Z</meta:creation-date>
    <dc:date>2019-10-19T00:37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Mi0">
      <style:graphic-properties draw:fill="none" draw:stroke="solid" svg:stroke-width="0.00709in" svg:stroke-color="#cccccc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2087in" svg:stroke-color="#a5a5a5" svg:stroke-opacity="100%" draw:stroke-linejoin="round" svg:stroke-linecap="round"/>
    </style:style>
  </office:automatic-styles>
  <office:body>
    <office:chart>
      <chart:chart chart:class="chart:bar" svg:height="278.2202362204724pt" svg:width="449.9696850393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0" text:class-names="" text:cond-style-name="">Country:</text:p>
            </chart:title>
            <chart:categories table:cell-range-address="Sheet1.$A$2:.$A$22"/>
          </chart:axis>
          <chart:series chart:label-cell-address="Sheet1.$B$1" chart:values-cell-range-address="Sheet1.$B$2:.$B$22" chart:class="chart:bar" chart:attached-axis="primary-y" chart:style-name="G0S0">
            <chart:data-point chart:repeated="21"/>
          </chart:series>
          <chart:series chart:label-cell-address="Sheet1.$C$1" chart:values-cell-range-address="Sheet1.$C$2:.$C$22" chart:class="chart:line" chart:attached-axis="primary-y" chart:style-name="G1S0">
            <chart:data-point chart:repeated="21"/>
          </chart:series>
          <chart:series chart:label-cell-address="Sheet1.$D$1" chart:values-cell-range-address="Sheet1.$D$2:.$D$22" chart:class="chart:line" chart:attached-axis="primary-y" chart:style-name="G1S1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Mi0">
      <style:graphic-properties draw:fill="none" draw:stroke="solid" svg:stroke-width="0.00709in" svg:stroke-color="#cccccc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087in" svg:stroke-color="#ed7d31" svg:stroke-opacity="100%" draw:stroke-linejoin="round" svg:stroke-linecap="round"/>
    </style:style>
  </office:automatic-styles>
  <office:body>
    <office:chart>
      <chart:chart chart:class="chart:bar" svg:height="278.2202362204724pt" svg:width="449.9696850393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0" text:class-names="" text:cond-style-name="">Continent:</text:p>
            </chart:title>
            <chart:categories table:cell-range-address="Sheet1.$A$26:.$A$31"/>
          </chart:axis>
          <chart:series chart:label-cell-address="Sheet1.$B$25" chart:values-cell-range-address="Sheet1.$B$26:.$B$31" chart:class="chart:bar" chart:attached-axis="primary-y" chart:style-name="G0S0">
            <chart:data-point chart:repeated="6"/>
          </chart:series>
          <chart:series chart:label-cell-address="Sheet1.$C$25" chart:values-cell-range-address="Sheet1.$C$26:.$C$31" chart:class="chart:line" chart:attached-axis="prim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